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style:font-name="Droid Sans" fo:font-size="18pt" fo:font-weight="bold" officeooo:rsid="0011bc5f" officeooo:paragraph-rsid="0011bc5f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Droid Sans" fo:font-size="12pt" fo:font-weight="normal" officeooo:rsid="0011bc5f" officeooo:paragraph-rsid="0011bc5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justify" style:justify-single-word="false">
        <style:tab-stops/>
      </style:paragraph-properties>
      <style:text-properties style:font-name="Droid Sans" fo:font-size="12pt" fo:font-weight="normal" officeooo:rsid="00137d2b" officeooo:paragraph-rsid="00137d2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justify" style:justify-single-word="false">
        <style:tab-stops/>
      </style:paragraph-properties>
      <style:text-properties style:font-name="Droid Sans" fo:font-size="12pt" fo:font-weight="normal" officeooo:rsid="00145bd3" officeooo:paragraph-rsid="00137d2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justify" style:justify-single-word="false">
        <style:tab-stops/>
      </style:paragraph-properties>
      <style:text-properties style:font-name="Droid Sans" fo:font-size="12pt" fo:font-weight="normal" officeooo:rsid="00145bd3" officeooo:paragraph-rsid="00145bd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Droid Sans" fo:font-size="14pt" style:text-underline-style="solid" style:text-underline-width="auto" style:text-underline-color="font-color" fo:font-weight="bold" officeooo:paragraph-rsid="0011bc5f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>
        <style:tab-stops/>
      </style:paragraph-properties>
      <style:text-properties fo:font-weight="bold" officeooo:paragraph-rsid="00137d2b" style:font-weight-asian="bold" style:font-weight-complex="bold"/>
    </style:style>
    <style:style style:name="P8" style:family="paragraph" style:parent-style-name="Standard">
      <style:paragraph-properties fo:margin-left="0in" fo:margin-right="0in" fo:line-height="150%" fo:text-align="justify" style:justify-single-word="false" fo:text-indent="-0.0102in" style:auto-text-indent="false">
        <style:tab-stops/>
      </style:paragraph-properties>
      <style:text-properties style:font-name="Droid Sans" fo:font-size="14pt" fo:font-weight="bold" officeooo:paragraph-rsid="0012f01d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margin-left="0in" fo:margin-right="0in" fo:line-height="150%" fo:text-align="justify" style:justify-single-word="false" fo:text-indent="-0.0102in" style:auto-text-indent="false">
        <style:tab-stops/>
      </style:paragraph-properties>
      <style:text-properties style:font-name="Droid Sans" fo:font-size="14pt" fo:font-weight="normal" officeooo:rsid="0012f01d" officeooo:paragraph-rsid="0012f01d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margin-left="0in" fo:margin-right="0in" fo:line-height="150%" fo:text-align="justify" style:justify-single-word="false" fo:text-indent="-0.0102in" style:auto-text-indent="false">
        <style:tab-stops/>
      </style:paragraph-properties>
      <style:text-properties style:font-name="Droid Sans" fo:font-size="12pt" fo:font-weight="bold" officeooo:paragraph-rsid="0012f01d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-0.0102in" style:auto-text-indent="false">
        <style:tab-stops/>
      </style:paragraph-properties>
      <style:text-properties style:font-name="Droid Sans" fo:font-size="12pt" fo:font-weight="normal" officeooo:rsid="0012f01d" officeooo:paragraph-rsid="0012f01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-0.0102in" style:auto-text-indent="false">
        <style:tab-stops/>
      </style:paragraph-properties>
      <style:text-properties style:font-name="Droid Sans" fo:font-size="12pt" fo:font-weight="normal" officeooo:rsid="00137d2b" officeooo:paragraph-rsid="00137d2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left="0in" fo:margin-right="0in" fo:line-height="150%" fo:text-align="end" style:justify-single-word="false" fo:text-indent="0in" style:auto-text-indent="false"/>
      <style:text-properties style:font-name="Droid Sans" fo:font-size="16pt" fo:font-weight="bold" officeooo:rsid="0011bc5f" officeooo:paragraph-rsid="0011bc5f" style:font-size-asian="14pt" style:font-weight-asian="bold" style:font-size-complex="16pt" style:font-weight-complex="bold"/>
    </style:style>
    <style:style style:name="P14" style:family="paragraph" style:parent-style-name="Standard" style:list-style-name="L4">
      <style:paragraph-properties fo:line-height="150%" fo:text-align="justify" style:justify-single-word="false">
        <style:tab-stops/>
      </style:paragraph-properties>
      <style:text-properties style:font-name="Droid Sans" fo:font-size="12pt" fo:font-weight="normal" officeooo:rsid="00137d2b" officeooo:paragraph-rsid="00137d2b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margin-left="0.0102in" fo:margin-right="0in" fo:line-height="150%" fo:text-align="justify" style:justify-single-word="false" fo:text-indent="-0.0209in" style:auto-text-indent="false">
        <style:tab-stops/>
      </style:paragraph-properties>
      <style:text-properties style:font-name="Droid Sans" officeooo:rsid="0012f01d" officeooo:paragraph-rsid="0014bbb6"/>
    </style:style>
    <style:style style:name="P16" style:family="paragraph" style:parent-style-name="Standard" style:list-style-name="L1">
      <style:paragraph-properties fo:margin-left="0in" fo:margin-right="0in" fo:line-height="150%" fo:text-align="justify" style:justify-single-word="false" fo:text-indent="-0.0102in" style:auto-text-indent="false" fo:break-before="page">
        <style:tab-stops/>
      </style:paragraph-properties>
      <style:text-properties style:font-name="Droid Sans" fo:font-size="14pt" fo:font-weight="bold" officeooo:rsid="0012f01d" officeooo:paragraph-rsid="0012f01d" style:font-size-asian="12.25pt" style:font-weight-asian="bold" style:font-size-complex="14pt" style:font-weight-complex="bold"/>
    </style:style>
    <style:style style:name="P17" style:family="paragraph" style:parent-style-name="Standard" style:list-style-name="L2">
      <style:paragraph-properties fo:margin-left="0in" fo:margin-right="0in" fo:line-height="150%" fo:text-align="justify" style:justify-single-word="false" fo:text-indent="-0.0102in" style:auto-text-indent="false">
        <style:tab-stops/>
      </style:paragraph-properties>
      <style:text-properties style:font-name="Droid Sans" fo:font-size="14pt" fo:font-weight="bold" officeooo:rsid="0012f01d" officeooo:paragraph-rsid="0012f01d" style:font-size-asian="12.25pt" style:font-weight-asian="bold" style:font-size-complex="14pt" style:font-weight-complex="bold"/>
    </style:style>
    <style:style style:name="P18" style:family="paragraph" style:parent-style-name="Standard" style:list-style-name="L3">
      <style:paragraph-properties fo:margin-left="0in" fo:margin-right="0in" fo:line-height="150%" fo:text-align="justify" style:justify-single-word="false" fo:text-indent="-0.0102in" style:auto-text-indent="false">
        <style:tab-stops/>
      </style:paragraph-properties>
      <style:text-properties style:font-name="Droid Sans" fo:font-size="12pt" fo:font-weight="bold" officeooo:rsid="00137d2b" officeooo:paragraph-rsid="00137d2b" style:font-size-asian="10.5pt" style:font-weight-asian="bold" style:font-size-complex="12pt" style:font-weight-complex="bold"/>
    </style:style>
    <style:style style:name="P19" style:family="paragraph" style:parent-style-name="Standard" style:list-style-name="L5">
      <style:paragraph-properties fo:margin-left="0in" fo:margin-right="0in" fo:line-height="150%" fo:text-align="justify" style:justify-single-word="false" fo:text-indent="0in" style:auto-text-indent="false">
        <style:tab-stops/>
      </style:paragraph-properties>
      <style:text-properties style:font-name="Droid Sans" fo:font-size="12pt" fo:font-weight="bold" officeooo:rsid="00137d2b" officeooo:paragraph-rsid="00137d2b" style:font-size-asian="10.5pt" style:font-weight-asian="bold" style:font-size-complex="12pt" style:font-weight-complex="bold"/>
    </style:style>
    <style:style style:name="T1" style:family="text">
      <style:text-properties fo:font-weight="normal" officeooo:rsid="0012f01d" style:font-weight-asian="normal" style:font-weight-complex="normal"/>
    </style:style>
    <style:style style:name="T2" style:family="text">
      <style:text-properties fo:font-weight="normal" officeooo:rsid="00137d2b" style:font-weight-asian="normal" style:font-weight-complex="normal"/>
    </style:style>
    <style:style style:name="T3" style:family="text">
      <style:text-properties fo:font-size="12pt" fo:font-weight="normal" officeooo:rsid="0012f01d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37d2b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1bc5f" style:font-size-asian="12pt" style:font-weight-asian="normal" style:font-size-complex="12pt" style:font-weight-complex="normal"/>
    </style:style>
    <style:style style:name="T6" style:family="text">
      <style:text-properties style:text-underline-style="none" fo:font-weight="normal" officeooo:rsid="0011bc5f" style:font-weight-asian="normal" style:font-weight-complex="normal"/>
    </style:style>
    <style:style style:name="T7" style:family="text">
      <style:text-properties style:font-name="Droid Sans" fo:font-size="12pt" fo:font-weight="normal" officeooo:rsid="00137d2b" style:font-size-asian="10.5pt" style:font-weight-asian="normal" style:font-size-complex="12pt" style:font-weight-complex="normal"/>
    </style:style>
    <style:style style:name="T8" style:family="text">
      <style:text-properties style:font-name="Droid Sans" fo:font-size="12pt" fo:font-weight="normal" officeooo:rsid="00145bd3" style:font-size-asian="10.5pt" style:font-weight-asian="normal" style:font-size-complex="12pt" style:font-weight-complex="normal"/>
    </style:style>
    <style:style style:name="T9" style:family="text">
      <style:text-properties officeooo:rsid="0014bbb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4898in" fo:text-indent="-0.25in" fo:margin-left="0.48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398in" fo:text-indent="-0.25in" fo:margin-left="0.73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0.9898in" fo:text-indent="-0.25in" fo:margin-left="0.98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398in" fo:text-indent="-0.25in" fo:margin-left="1.23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4898in" fo:text-indent="-0.25in" fo:margin-left="1.48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398in" fo:text-indent="-0.25in" fo:margin-left="1.73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898in" fo:text-indent="-0.25in" fo:margin-left="1.98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398in" fo:text-indent="-0.25in" fo:margin-left="2.23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4898in" fo:text-indent="-0.25in" fo:margin-left="2.48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398in" fo:text-indent="-0.25in" fo:margin-left="2.7398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2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HAPTER 1</text:p>
      <text:p text:style-name="P1">INTRODUCTION</text:p>
      <text:p text:style-name="P2"/>
      <text:p text:style-name="P6"><text:span text:style-name="T5">Chapter Overview</text:span><text:span text:style-name="T6"> :-</text:span></text:p>
      <text:list xml:id="list373026480" text:style-name="L1">
        <text:list-item>
          <text:list>
            <text:list-header>
              <text:p text:style-name="P15"><text:span text:style-name="T9">1.1 </text:span>Scope</text:p>
              <text:p text:style-name="P15"><text:span text:style-name="T9">1.2</text:span> Problem Statement</text:p>
              <text:list>
                <text:list-item>
                  <text:list>
                    <text:list-header>
                      <text:p text:style-name="P15"><text:s text:c="6"/>1.2.1 Purpose</text:p>
                      <text:p text:style-name="P15"><text:s text:c="6"/>1.2.2 Aim of Project</text:p>
                    </text:list-header>
                  </text:list>
                </text:list-item>
              </text:list>
              <text:p text:style-name="P16">1.1 Scope</text:p>
            </text:list-header>
          </text:list>
        </text:list-item>
      </text:list>
      <text:p text:style-name="P9"/>
      <text:p text:style-name="P11">People need to interact with each other on everyday basis. Messaging applications and file transfer applications provide a very good approach <text:s/>for people to interact with each other. People need to send messages, files, folders across the network so that they can share information and documents.</text:p>
      <text:p text:style-name="P11"/>
      <text:p text:style-name="P11">Such applications have become an integral part of anybodys life. There are many such applications available, but the scope to make interaction between users more easy and user-friendly is still vaccant. Especially when now a days network has wide variety of operating systems.</text:p>
      <text:p text:style-name="P11"/>
      <text:p text:style-name="P10"><text:span text:style-name="T1">A complete package that provides all the vital features like messaging, </text:span><text:span text:style-name="T2">digital data</text:span><text:span text:style-name="T1"> transfer, a good non-irritating notification system and search operation over a network on cross-platform basis is the prime area of concern.</text:span></text:p>
      <text:p text:style-name="P11"/>
      <text:list xml:id="list1397824598" text:style-name="L2">
        <text:list-item>
          <text:list>
            <text:list-header>
              <text:p text:style-name="P17">1.2 Problem Statement</text:p>
            </text:list-header>
          </text:list>
        </text:list-item>
      </text:list>
      <text:p text:style-name="P11"/>
      <text:p text:style-name="P8"><text:span text:style-name="T3">“To develop an application that sends messages, </text:span><text:span text:style-name="T4">digital data</text:span><text:span text:style-name="T3"> and makes search operation on a network on cross-platform basis with a good notificaton system ”</text:span></text:p>
      <text:p text:style-name="P11"/>
      <text:list xml:id="list680020860" text:style-name="L3">
        <text:list-item>
          <text:list>
            <text:list-item>
              <text:list>
                <text:list-header>
                  <text:p text:style-name="P18">1.2.1 Purpose</text:p>
                </text:list-header>
              </text:list>
            </text:list-item>
          </text:list>
        </text:list-item>
      </text:list>
      <text:p text:style-name="P12"/>
      <text:p text:style-name="P12">A complete package is needed for the interaction between several operating systems over a network. Having said that, there is no such application that supports interaction on cross-platform basis in a network. Application is needed which can send messages, digital data and make search operation on cross-platform basis. Following problems are encountered with the lack of such application :-</text:p>
      <text:p text:style-name="P12"/>
      <text:list xml:id="list1367721762" text:style-name="L4">
        <text:list-item>
          <text:p text:style-name="P14">Difficulty for people with different operating system to interact with each other.</text:p>
        </text:list-item>
        <text:list-item>
          <text:p text:style-name="P14">Difficult, time taking and tiring way of going to each node and look into the shared data.</text:p>
        </text:list-item>
        <text:list-item>
          <text:p text:style-name="P14"><text:soft-page-break/>Irritating pop-ups not liked by users.</text:p>
        </text:list-item>
        <text:list-item>
          <text:p text:style-name="P14">Non user-friendly GUI</text:p>
        </text:list-item>
      </text:list>
      <text:p text:style-name="P3"/>
      <text:p text:style-name="P3">Hence there lies a need to develop an application which can help encounter all such difficulties.</text:p>
      <text:p text:style-name="P3"/>
      <text:list xml:id="list1466071302" text:style-name="L5">
        <text:list-item>
          <text:list>
            <text:list-item>
              <text:list>
                <text:list-header>
                  <text:p text:style-name="P19">1.2.2 Aim of the Project</text:p>
                </text:list-header>
              </text:list>
            </text:list-item>
          </text:list>
        </text:list-item>
      </text:list>
      <text:p text:style-name="P3"/>
      <text:p text:style-name="P7"><text:span text:style-name="T7">The aim of </text:span><text:span text:style-name="T8">my</text:span><text:span text:style-name="T7"> project is to develop an application </text:span><text:span text:style-name="T8">such that any user, irrespective of whether he/she is using Windows, GNU/Linux, Mac, Android, Maemo, should be able to interact with each other with messages or files.</text:span></text:p>
      <text:p text:style-name="P4"/>
      <text:p text:style-name="P5">I with my project also aim to make searching over the LAN easy for users which earlier was tiring due to looking into each node on network for shared documents.</text:p>
      <text:p text:style-name="P5"/>
      <text:p text:style-name="P5">Aim is also to make GUI user-friendly and provide a good notification system for the us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5in" fo:margin-bottom="0.75in" fo:margin-left="1.25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3T23:11:10</meta:creation-date>
    <dc:date>2011-05-14T22:08:48</dc:date>
    <meta:editing-duration>PT01H00M46S</meta:editing-duration>
    <meta:editing-cycles>4</meta:editing-cycles>
    <meta:generator>OpenOffice.org/3.2$Linux OpenOffice.org_project/320m19$Build-9505</meta:generator>
    <meta:document-statistic meta:table-count="0" meta:image-count="0" meta:object-count="0" meta:page-count="3" meta:paragraph-count="24" meta:word-count="378" meta:character-count="2330"/>
  </office:meta>
</office:document-meta>
</file>